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OpenSymbol" svg:font-family="OpenSymbol"/>
    <style:font-face style:name="Road Rage" svg:font-family="'Road Rage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.687cm" fo:min-width="24.9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.529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.53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323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32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8.991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font-name="Noto Sans1"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style:font-name="Noto Sans1" fo:font-size="12pt" style:font-size-asian="12pt" style:font-size-complex="12pt"/>
    </style:style>
    <style:style style:name="T1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T2" style:family="text">
      <style:text-properties style:font-name="Noto Sans1" fo:font-size="12pt" style:font-name-asian="OpenSymbol" style:font-size-asian="12pt" style:font-name-complex="OpenSymbol" style:font-size-complex="12pt"/>
    </style:style>
    <style:style style:name="T3" style:family="text">
      <style:text-properties style:font-name="Noto Sans2" fo:font-size="12pt" style:font-name-asian="Noto Sans2" style:font-size-asian="12pt" style:font-name-complex="Noto Sans2" style:font-size-complex="12pt"/>
    </style:style>
    <style:style style:name="T4" style:family="text">
      <style:text-properties style:font-name="Noto Sans1" fo:font-size="7pt" style:font-name-asian="OpenSymbol" style:font-size-asian="7pt" style:font-name-complex="OpenSymbol" style:font-size-complex="7pt"/>
    </style:style>
    <style:style style:name="T5" style:family="text">
      <style:text-properties style:font-name="Road Rage" fo:font-size="12pt" style:font-name-asian="OpenSymbol" style:font-size-asian="12pt" style:font-name-complex="OpenSymbol" style:font-size-complex="12pt"/>
    </style:style>
    <style:style style:name="T6" style:family="text">
      <style:text-properties style:font-name="Noto Sans1" fo:font-size="10pt" style:font-name-asian="OpenSymbol" style:font-size-asian="10pt" style:font-name-complex="OpenSymbol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5.4cm" svg:height="7.937cm" svg:x="0cm" svg:y="0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3" draw:layer="layout" svg:width="1.27cm" svg:height="1.27cm" svg:x="0.159cm" svg:y="0.159cm">
                <text:p text:style-name="P2"><text:span text:style-name="T1"></text:span></text:p>
                <text:p text:style-name="P2"><text:span text:style-name="T2">01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.746cm" svg:y="0.159cm">
                <text:p text:style-name="P4"><text:span text:style-name="T2">! 1</text:span></text:p>
                <text:p text:style-name="P4"><text:span text:style-name="T2">02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3.334cm" svg:y="0.159cm">
                <text:p text:style-name="P4"><text:span text:style-name="T2">@ 2</text:span></text:p>
                <text:p text:style-name="P4"><text:span text:style-name="T2">03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4.921cm" svg:y="0.159cm">
                <text:p text:style-name="P4"><text:span text:style-name="T2"># 3</text:span></text:p>
                <text:p text:style-name="P4"><text:span text:style-name="T2">04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6.509cm" svg:y="0.159cm">
                <text:p text:style-name="P4"><text:span text:style-name="T2">$4</text:span><text:span text:style-name="T3">£</text:span></text:p>
                <text:p text:style-name="P4"><text:span text:style-name="T2">05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8.096cm" svg:y="0.159cm">
                <text:p text:style-name="P4"><text:span text:style-name="T2">% 5</text:span></text:p>
                <text:p text:style-name="P4"><text:span text:style-name="T2">06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9.684cm" svg:y="0.159cm">
                <text:p text:style-name="P4"><text:span text:style-name="T2">^ 6</text:span></text:p>
                <text:p text:style-name="P4"><text:span text:style-name="T2">07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1.271cm" svg:y="0.159cm">
                <text:p text:style-name="P4"><text:span text:style-name="T2">&amp; 7</text:span></text:p>
                <text:p text:style-name="P4"><text:span text:style-name="T2">08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2.859cm" svg:y="0.159cm">
                <text:p text:style-name="P4"><text:span text:style-name="T2">*8`</text:span></text:p>
                <text:p text:style-name="P4"><text:span text:style-name="T2">09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4.446cm" svg:y="0.159cm">
                <text:p text:style-name="P4"><text:span text:style-name="T2">(9|</text:span></text:p>
                <text:p text:style-name="P4"><text:span text:style-name="T2">0A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6.034cm" svg:y="0.159cm">
                <text:p text:style-name="P4"><text:span text:style-name="T2">)0\</text:span></text:p>
                <text:p text:style-name="P4"><text:span text:style-name="T2">0B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7.621cm" svg:y="0.159cm">
                <text:p text:style-name="P4"><text:span text:style-name="T2">_ -</text:span></text:p>
                <text:p text:style-name="P4"><text:span text:style-name="T2">0C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9.209cm" svg:y="0.159cm">
                <text:p text:style-name="P4"><text:span text:style-name="T2">+ =</text:span></text:p>
                <text:p text:style-name="P4"><text:span text:style-name="T2">0D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20.796cm" svg:y="0.159cm">
                <text:p text:style-name="P4"><text:span text:style-name="T4">CLR HOME</text:span></text:p>
                <text:p text:style-name="P4"><text:span text:style-name="T2">63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22.384cm" svg:y="0.159cm">
                <text:p text:style-name="P4"><text:span text:style-name="T4">INS</text:span></text:p>
                <text:p text:style-name="P4"><text:span text:style-name="T4">DEL</text:span></text:p>
                <text:p text:style-name="P4"><text:span text:style-name="T2">65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23.971cm" svg:y="0.159cm">
                <text:p text:style-name="P4"><text:span text:style-name="T2">F1</text:span></text:p>
                <text:p text:style-name="P4"><text:span text:style-name="T2">3B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23.971cm" svg:y="1.746cm">
                <text:p text:style-name="P4"><text:span text:style-name="T2">F3</text:span></text:p>
                <text:p text:style-name="P4"><text:span text:style-name="T2">3D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23.971cm" svg:y="3.334cm">
                <text:p text:style-name="P4"><text:span text:style-name="T2">F5</text:span></text:p>
                <text:p text:style-name="P4"><text:span text:style-name="T2">3F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23.971cm" svg:y="4.921cm">
                <text:p text:style-name="P4"><text:span text:style-name="T2">F7</text:span></text:p>
                <text:p text:style-name="P4"><text:span text:style-name="T2">41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23.971cm" svg:y="6.509cm">
                <text:p text:style-name="P4"><text:span text:style-name="T1"></text:span></text:p>
                <text:p text:style-name="P4"><text:span text:style-name="T2">6B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22.384cm" svg:y="6.509cm">
                <text:p text:style-name="P4"><text:span text:style-name="T1"></text:span></text:p>
                <text:p text:style-name="P4"><text:span text:style-name="T2">6A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20.796cm" svg:y="6.509cm">
                <text:p text:style-name="P4"><text:span text:style-name="T1"></text:span></text:p>
                <text:p text:style-name="P4"><text:span text:style-name="T2">69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22.384cm" svg:y="4.921cm">
                <text:p text:style-name="P4"><text:span text:style-name="T1"></text:span></text:p>
                <text:p text:style-name="P4"><text:span text:style-name="T2">68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9.209cm" svg:y="6.509cm">
                <text:p text:style-name="P4"><text:span text:style-name="T4">ALT</text:span></text:p>
                <text:p text:style-name="P4"><text:span text:style-name="T2">5C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0.159cm" svg:y="4.921cm">
                <text:p text:style-name="P4"><text:span text:style-name="T5">F</text:span></text:p>
                <text:p text:style-name="P4"><text:span text:style-name="T2">5B</text:span>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2.063cm" svg:height="1.27cm" svg:x="0.159cm" svg:y="1.746cm">
                <text:p text:style-name="P2"><text:span text:style-name="T2">TAB</text:span></text:p>
                <text:p text:style-name="P2"><text:span text:style-name="T2">0F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2.54cm" svg:y="1.746cm">
                <text:p text:style-name="P4"><text:span text:style-name="T2">Q</text:span></text:p>
                <text:p text:style-name="P4"><text:span text:style-name="T2">10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4.127cm" svg:y="1.746cm">
                <text:p text:style-name="P4"><text:span text:style-name="T2">W</text:span></text:p>
                <text:p text:style-name="P4"><text:span text:style-name="T2">11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5.715cm" svg:y="1.746cm">
                <text:p text:style-name="P4"><text:span text:style-name="T2">E</text:span></text:p>
                <text:p text:style-name="P4"><text:span text:style-name="T2">12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7.302cm" svg:y="1.746cm">
                <text:p text:style-name="P4"><text:span text:style-name="T2">R</text:span></text:p>
                <text:p text:style-name="P4"><text:span text:style-name="T2">13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8.89cm" svg:y="1.746cm">
                <text:p text:style-name="P4"><text:span text:style-name="T2">T</text:span></text:p>
                <text:p text:style-name="P4"><text:span text:style-name="T2">14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0.477cm" svg:y="1.746cm">
                <text:p text:style-name="P4"><text:span text:style-name="T2">Y</text:span></text:p>
                <text:p text:style-name="P4"><text:span text:style-name="T2">XX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2.065cm" svg:y="1.746cm">
                <text:p text:style-name="P4"><text:span text:style-name="T2">U</text:span></text:p>
                <text:p text:style-name="P4"><text:span text:style-name="T2">16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3.652cm" svg:y="1.746cm">
                <text:p text:style-name="P4"><text:span text:style-name="T2">I</text:span></text:p>
                <text:p text:style-name="P4"><text:span text:style-name="T2">17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5.24cm" svg:y="1.746cm">
                <text:p text:style-name="P4"><text:span text:style-name="T2">O</text:span></text:p>
                <text:p text:style-name="P4"><text:span text:style-name="T2">18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8.415cm" svg:y="1.746cm">
                <text:p text:style-name="P4"><text:span text:style-name="T2">{ [</text:span></text:p>
                <text:p text:style-name="P4"><text:span text:style-name="T2">1A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6.827cm" svg:y="1.746cm">
                <text:p text:style-name="P4"><text:span text:style-name="T2">P</text:span></text:p>
                <text:p text:style-name="P4"><text:span text:style-name="T2">19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20.002cm" svg:y="1.746cm">
                <text:p text:style-name="P4"><text:span text:style-name="T2">} ]</text:span></text:p>
                <text:p text:style-name="P4"><text:span text:style-name="T2">1B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0.477cm" svg:y="1.746cm">
                <text:p text:style-name="P4"><text:span text:style-name="T2">Y</text:span></text:p>
                <text:p text:style-name="P4"><text:span text:style-name="T2">15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5" draw:layer="layout" svg:width="2.064cm" svg:height="1.27cm" svg:x="21.59cm" svg:y="1.746cm">
                <text:p text:style-name="P4"><text:span text:style-name="T6">RESTORE</text:span></text:p>
                <text:p text:style-name="P4"><text:span text:style-name="T2">N/A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3" draw:layer="layout" svg:width="2.857cm" svg:height="1.27cm" svg:x="0.159cm" svg:y="3.334cm">
                <text:p text:style-name="P2"><text:span text:style-name="T2">RUN/STOP</text:span></text:p>
                <text:p text:style-name="P2"><text:span text:style-name="T2">61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3.334cm" svg:y="3.334cm">
                <text:p text:style-name="P4"><text:span text:style-name="T2">A</text:span></text:p>
                <text:p text:style-name="P4"><text:span text:style-name="T2">1E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4.921cm" svg:y="3.334cm">
                <text:p text:style-name="P4"><text:span text:style-name="T2">S</text:span></text:p>
                <text:p text:style-name="P4"><text:span text:style-name="T2">1F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6.509cm" svg:y="3.334cm">
                <text:p text:style-name="P4"><text:span text:style-name="T2">D</text:span></text:p>
                <text:p text:style-name="P4"><text:span text:style-name="T2">20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8.096cm" svg:y="3.334cm">
                <text:p text:style-name="P4"><text:span text:style-name="T2">F</text:span></text:p>
                <text:p text:style-name="P4"><text:span text:style-name="T2">XX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9.684cm" svg:y="3.334cm">
                <text:p text:style-name="P4"><text:span text:style-name="T2">G</text:span></text:p>
                <text:p text:style-name="P4"><text:span text:style-name="T2">22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1.271cm" svg:y="3.334cm">
                <text:p text:style-name="P4"><text:span text:style-name="T2">H</text:span></text:p>
                <text:p text:style-name="P4"><text:span text:style-name="T2">23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8.096cm" svg:y="3.334cm">
                <text:p text:style-name="P4"><text:span text:style-name="T2">F</text:span></text:p>
                <text:p text:style-name="P4"><text:span text:style-name="T2">21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2.859cm" svg:y="3.334cm">
                <text:p text:style-name="P4"><text:span text:style-name="T2">J</text:span></text:p>
                <text:p text:style-name="P4"><text:span text:style-name="T2">24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4.446cm" svg:y="3.334cm">
                <text:p text:style-name="P4"><text:span text:style-name="T2">K</text:span></text:p>
                <text:p text:style-name="P4"><text:span text:style-name="T2">25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6.034cm" svg:y="3.334cm">
                <text:p text:style-name="P4"><text:span text:style-name="T2">L</text:span></text:p>
                <text:p text:style-name="P4"><text:span text:style-name="T2">26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7.621cm" svg:y="3.334cm">
                <text:p text:style-name="P4"><text:span text:style-name="T2">: ;</text:span></text:p>
                <text:p text:style-name="P4"><text:span text:style-name="T2">27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9.209cm" svg:y="3.334cm">
                <text:p text:style-name="P4"><text:span text:style-name="T2">” ’</text:span></text:p>
                <text:p text:style-name="P4"><text:span text:style-name="T2">28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2.858cm" svg:height="1.27cm" svg:x="20.796cm" svg:y="3.334cm">
                <text:p text:style-name="P4"><text:span text:style-name="T2">RETURN</text:span></text:p>
                <text:p text:style-name="P4"><text:span text:style-name="T2">1C</text:span>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2.063cm" svg:height="1.27cm" svg:x="1.747cm" svg:y="4.921cm">
                <text:p text:style-name="P2"><text:span text:style-name="T2">SHIFT</text:span></text:p>
                <text:p text:style-name="P2"><text:span text:style-name="T2">2A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4.127cm" svg:y="4.921cm">
                <text:p text:style-name="P4"><text:span text:style-name="T2">Z</text:span></text:p>
                <text:p text:style-name="P4"><text:span text:style-name="T2">2C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5.715cm" svg:y="4.921cm">
                <text:p text:style-name="P4"><text:span text:style-name="T2">X</text:span></text:p>
                <text:p text:style-name="P4"><text:span text:style-name="T2">2D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7.302cm" svg:y="4.921cm">
                <text:p text:style-name="P4"><text:span text:style-name="T2">C</text:span></text:p>
                <text:p text:style-name="P4"><text:span text:style-name="T2">2E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0.477cm" svg:y="4.921cm">
                <text:p text:style-name="P4"><text:span text:style-name="T2">B</text:span></text:p>
                <text:p text:style-name="P4"><text:span text:style-name="T2">30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2.064cm" svg:y="4.921cm">
                <text:p text:style-name="P4"><text:span text:style-name="T2">N</text:span></text:p>
                <text:p text:style-name="P4"><text:span text:style-name="T2">31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3.652cm" svg:y="4.921cm">
                <text:p text:style-name="P4"><text:span text:style-name="T2">M</text:span></text:p>
                <text:p text:style-name="P4"><text:span text:style-name="T2">32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5.239cm" svg:y="4.921cm">
                <text:p text:style-name="P4"><text:span text:style-name="T2">&lt; ,</text:span></text:p>
                <text:p text:style-name="P4"><text:span text:style-name="T2">33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6.827cm" svg:y="4.921cm">
                <text:p text:style-name="P4"><text:span text:style-name="T2">&gt; .</text:span></text:p>
                <text:p text:style-name="P4"><text:span text:style-name="T2">34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18.414cm" svg:y="4.921cm">
                <text:p text:style-name="P4"><text:span text:style-name="T2">? /</text:span></text:p>
                <text:p text:style-name="P4"><text:span text:style-name="T2">35</text:span>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2.063cm" svg:height="1.27cm" svg:x="20.003cm" svg:y="4.921cm">
                <text:p text:style-name="P2"><text:span text:style-name="T2">SHIFT</text:span></text:p>
                <text:p text:style-name="P2"><text:span text:style-name="T2">36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5" draw:layer="layout" svg:width="1.27cm" svg:height="1.27cm" svg:x="8.89cm" svg:y="4.921cm">
                <text:p text:style-name="P4"><text:span text:style-name="T2">V</text:span></text:p>
                <text:p text:style-name="P4"><text:span text:style-name="T2">2F</text:span>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2.063cm" svg:height="1.27cm" svg:x="0.159cm" svg:y="6.509cm">
                <text:p text:style-name="P2"><text:span text:style-name="T2">CTRL</text:span></text:p>
                <text:p text:style-name="P2"><text:span text:style-name="T2">1D</text:span>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2.063cm" svg:height="1.27cm" svg:x="2.54cm" svg:y="6.509cm">
                <text:p text:style-name="P2"><text:span text:style-name="T2">LOCK</text:span></text:p>
                <text:p text:style-name="P2"><text:span text:style-name="T2">3A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3" draw:layer="layout" svg:width="9.525cm" svg:height="1.27cm" svg:x="6.826cm" svg:y="6.509cm">
                <text:p text:style-name="P2"><text:span text:style-name="T2">SPACE</text:span></text:p>
                <text:p text:style-name="P2"><text:span text:style-name="T2">39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OpenSymbol" svg:font-family="OpenSymbol"/>
    <style:font-face style:name="Road Rage" svg:font-family="'Road Rage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7.9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4-06-30T16:10:16.738000000</meta:creation-date>
    <dc:date>2024-06-30T16:44:15.533000000</dc:date>
    <dc:creator>Peter Weingartner</dc:creator>
    <meta:editing-duration>PT23M32S</meta:editing-duration>
    <meta:editing-cycles>6</meta:editing-cycles>
    <meta:generator>LibreOffice/7.2.2.2$Windows_X86_64 LibreOffice_project/02b2acce88a210515b4a5bb2e46cbfb63fe97d56</meta:generator>
    <meta:document-statistic meta:object-count="73"/>
  </office:meta>
</office:document-meta>
</file>